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CacheRegistry.flu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oCacheRegistry.put( Class forThisClass , XMLBeanInfo bean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oCacheRegistry.get( Class forThis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